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5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4.92pt" svg:x="364.17pt" svg:y="26.7pt">
            <draw:object draw:notify-on-update-of-ranges="Sheet1.C3:Sheet1.C17 Sheet1.D3:Sheet1.D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ce1"/>
        <table:table-row table:style-name="ro1">
          <table:table-cell table:number-columns-repeated="3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N Testcases </text:p>
          </table:table-cell>
          <table:table-cell table:style-name="Default" office:value-type="string" calcext:value-type="string">
            <text:p>Coverage %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percentage" office:value="0.375" calcext:value-type="percentage">
            <text:p>37.50%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percentage" office:value="0.435" calcext:value-type="percentage">
            <text:p>43.50%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percentage" office:value="0.497" calcext:value-type="percentage">
            <text:p>49.70%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percentage" office:value="0.656" calcext:value-type="percentage">
            <text:p>65.60%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percentage" office:value="0.715" calcext:value-type="percentage">
            <text:p>71.50%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percentage" office:value="0.795" calcext:value-type="percentage">
            <text:p>79.50%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percentage" office:value="0.826" calcext:value-type="percentage">
            <text:p>82.60%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percentage" office:value="0.879" calcext:value-type="percentage">
            <text:p>87.90%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percentage" office:value="0.911" calcext:value-type="percentage">
            <text:p>91.10%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percentage" office:value="0.971" calcext:value-type="percentage">
            <text:p>97.10%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percentage" office:value="0.983" calcext:value-type="percentage">
            <text:p>98.30%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000" calcext:value-type="float">
            <text:p>20000</text:p>
          </table:table-cell>
          <table:table-cell office:value-type="percentage" office:value="0.985" calcext:value-type="percentage">
            <text:p>98.50%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50000" calcext:value-type="float">
            <text:p>50000</text:p>
          </table:table-cell>
          <table:table-cell office:value-type="percentage" office:value="0.994" calcext:value-type="percentage">
            <text:p>99.40%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00000" calcext:value-type="float">
            <text:p>100000</text:p>
          </table:table-cell>
          <table:table-cell office:value-type="percentage" office:value="0.997" calcext:value-type="percentage">
            <text:p>99.70%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000000" calcext:value-type="float">
            <text:p>1000000</text:p>
          </table:table-cell>
          <table:table-cell office:value-type="percentage" office:value="0.999" calcext:value-type="percentage">
            <text:p>99.90%</text:p>
          </table:table-cell>
        </table:table-row>
        <table:table-row table:style-name="ro1">
          <table:table-cell table:number-columns-repeated="3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4T16:10:05.133264626</meta:creation-date>
    <dc:date>2020-05-04T16:32:40.057927456</dc:date>
    <meta:editing-duration>PT22M30S</meta:editing-duration>
    <meta:editing-cycles>8</meta:editing-cycles>
    <meta:generator>LibreOffice/6.0.7.3$Linux_X86_64 LibreOffice_project/00m0$Build-3</meta:gener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8.994cm" xlink:href=".." xlink:type="simple" chart:class="chart:scatter" chart:style-name="ch1">
        <chart:legend svg:x="-0.001cm" svg:y="0cm" style:legend-expansion="custom" chartooo:width="16.001cm" chartooo:height="8.994cm" style:legend-expansion-aspect-ratio="1.77907493884812" chart:style-name="ch2"/>
        <chart:plot-area chart:style-name="ch3" table:cell-range-address="Sheet1.C3:Sheet1.D17" svg:x="0.32cm" svg:y="0.179cm" svg:width="15.361cm" svg:height="8.636cm">
          <chartooo:coordinate-region svg:x="1.735cm" svg:y="0.378cm" svg:width="13.111cm" svg:height="7.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17" chart:class="chart:scatter">
            <chart:domain table:cell-range-address="Sheet1.C3:Sheet1.C17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C3:Sheet1.C17</svg:desc>
                </draw:g>
              </table:table-cell>
              <table:table-cell office:value-type="float" office:value="0.375">
                <text:p>0.375</text:p>
                <draw:g>
                  <svg:desc>Sheet1.D3:Sheet1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0.715">
                <text:p>0.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0.795">
                <text:p>0.7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0.879">
                <text:p>0.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971">
                <text:p>0.9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983">
                <text:p>0.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00">
                <text:p>5000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">
                <text:p>100000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">
                <text:p>1000000</text:p>
              </table:table-cell>
              <table:table-cell office:value-type="float" office:value="0.999">
                <text:p>0.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